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b76c2" officeooo:paragraph-rsid="001b76c2"/>
    </style:style>
    <style:style style:name="P2" style:family="paragraph" style:parent-style-name="Standard">
      <style:text-properties officeooo:paragraph-rsid="001b76c2"/>
    </style:style>
    <style:style style:name="T1" style:family="text">
      <style:text-properties fo:language="ru" fo:country="RU" officeooo:rsid="001b7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text:s/></text:span>((?&lt;![a-z\.])\b[oO]+[a-z0-9A-Z_\.-]+)+(@[a-z0-9A-Z_\.-]+)+(\.[a-z0-9A-Z]{2,})+</text:p>
      <text:p text:style-name="P1">2. <text:s/>34</text:p>
      <text:p text:style-name="P1">3. <text:s/>To: outlook.team@enron.com</text:p>
      <text:p text:style-name="P1">To: outlook.team@enron.com</text:p>
      <text:p text:style-name="P1"><text:s/>Outlook.2000@enron.com</text:p>
      <text:p text:style-name="P1">Message-ID: &lt;OF1845F8DC.31DE1EAF-ON86256A1E.00535FA2@enron.com&gt;</text:p>
      <text:p text:style-name="P1">O'Rourke'"" &lt;orourke.john@epenergy.com&gt;, ""'Kawamoto, Wayne'"" </text:p>
      <text:p text:style-name="P1">off-yild@zdemail.zdlists.com.</text:p>
      <text:p text:style-name="P1">blank e-mail to on-yild@zdemail.zdlists.com</text:p>
      <text:p text:style-name="P1">Sender: owner-strawbale@crest.org</text:p>
      <text:p text:style-name="P1">From: owner-strawbale@crest.org</text:p>
      <text:p text:style-name="P1">X-From: owner-strawbale@crest.org</text:p>
      <text:p text:style-name="P1">Sender: owner-strawbale@crest.org</text:p>
      <text:p text:style-name="P1">To: outlook.team@enron.com</text:p>
      <text:p text:style-name="P1"><text:s/>Outlook.2000@enron.com</text:p>
      <text:p text:style-name="P1">Message-ID: &lt;OF1845F8DC.31DE1EAF-ON86256A1E.00535FA2@enron.com&gt;</text:p>
      <text:p text:style-name="P1">O'Rourke'"" &lt;orourke.john@epenergy.com&gt;, ""'Kawamoto, Wayne'"" </text:p>
      <text:p text:style-name="P1">From: outlook-migration-team@enron.com</text:p>
      <text:p text:style-name="P1">From: outlook-migration-team@enron.com</text:p>
      <text:p text:style-name="P1">ove@commissioner.com . Do not respond to this email directly. <text:s text:c="2"/>=09</text:p>
      <text:p text:style-name="P1">From: online.service@schwab.com</text:p>
      <text:p text:style-name="P1">X-From: ""Charles Schwab &amp; Co., Inc."" &lt;online.service@schwab.com&gt;@ENRON</text:p>
      <text:p text:style-name="P1"><text:tab/>mike.curry@enron.com, oscar.dalton@enron.com, dana.davis@enron.com, </text:p>
      <text:p text:style-name="P1">From: open2win.0ll1.net@mailman.enron.com</text:p>
      <text:p text:style-name="P1">X-From: Open2Win List Services&lt;open2win.0ll1.net@mailman.enron.com&gt;@ENRON</text:p>
      <text:p text:style-name="P1">From: oportunity@cells4free.com</text:p>
      <text:p text:style-name="P1">X-From: ""Cellular Oportunity"" &lt;oportunity@cells4free.com&gt;@ENRON</text:p>
      <text:p text:style-name="P1">off-yild@zdemail.zdlists.com.</text:p>
      <text:p text:style-name="P1">blank e-mail to on-yild@zdemail.zdlists.com</text:p>
      <text:p text:style-name="P1">From: owner-strawbale@crest.org</text:p>
      <text:p text:style-name="P1">X-From: owner-strawbale@crest.org</text:p>
      <text:p text:style-name="P1">Sender: owner-strawbale@crest.org</text:p>
      <text:p text:style-name="P1">O'Rourke'"" &lt;orourke.john@epenergy.com&gt;, ""'Kawamoto, Wayne'"" </text:p>
      <text:p text:style-name="P1">Sender: owner-strawbale@crest.org</text:p>
      <text:p text:style-name="P1">Message-ID: &lt;OF1845F8DC.31DE1EAF-ON86256A1E.00535FA2@enron.com&gt;</text:p>
      <text:p text:style-name="P1"><text:s/>Outlook.2000@enron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7S</meta:editing-duration>
    <meta:editing-cycles>3</meta:editing-cycles>
    <meta:generator>LibreOffice/5.1.3.2$Windows_X86_64 LibreOffice_project/644e4637d1d8544fd9f56425bd6cec110e49301b</meta:generator>
    <dc:date>2017-09-19T18:17:24.243000000</dc:date>
    <meta:document-statistic meta:table-count="0" meta:image-count="0" meta:object-count="0" meta:page-count="1" meta:paragraph-count="36" meta:word-count="96" meta:character-count="1546" meta:non-whitespace-character-count="1473"/>
    <meta:user-defined meta:name="Info 1"/>
    <meta:user-defined meta:name="Info 2"/>
    <meta:user-defined meta:name="Info 3"/>
    <meta:user-defined meta:name="Info 4"/>
  </office:meta>
</office:document-meta>
</file>